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Tahoma, sans-serif"/>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rsid="0007e7ea" officeooo:paragraph-rsid="0007e7ea"/>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rsid="0008d5b8" officeooo:paragraph-rsid="0008d5b8"/>
    </style:style>
    <style:style style:name="P5" style:family="paragraph" style:parent-style-name="Heading_20_1">
      <style:paragraph-properties fo:text-align="justify" style:justify-single-word="false"/>
    </style:style>
    <style:style style:name="P6" style:family="paragraph" style:parent-style-name="Heading_20_2">
      <style:paragraph-properties fo:text-align="justify" style:justify-single-word="false"/>
    </style:style>
    <style:style style:name="T1" style:family="text">
      <style:text-properties fo:font-variant="normal" fo:text-transform="none" fo:color="#444444" style:font-name="Helvetica" fo:font-size="10.5pt" fo:letter-spacing="normal" fo:font-style="normal"/>
    </style:style>
    <style:style style:name="T2" style:family="text">
      <style:text-properties officeooo:rsid="00037e3f"/>
    </style:style>
    <style:style style:name="T3" style:family="text">
      <style:text-properties officeooo:rsid="0008d5b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5" text:outline-level="1">2) Fonctionnalité</text:h>
      <text:p text:style-name="P1"/>
      <text:h text:style-name="P6" text:outline-level="2">2.1) Création de compte (B0)</text:h>
      <text:p text:style-name="P1"/>
      <text:p text:style-name="P1">Un formulaire sera mi<text:span text:style-name="T2">sP</text:span> a la disposition des nouveaux utilisateurs qui souhaite utiliser l'application iSlide. Un module CSRF sera utilisé pour protéger le formulaire. Pour se créer un compte il faut une adresse email et choisir un mot de passe. Ces informations seront chiffrées et stocké dans une base de données (NoSQL). Un dossier sera créé dans l'application <text:s/>au nom de l'utilisateur où sera stocké tout ses projets. <text:s text:c="2"/></text:p>
      <text:p text:style-name="P1"/>
      <text:h text:style-name="P6" text:outline-level="2">2.2) Connexion (B1)</text:h>
      <text:p text:style-name="P1"/>
      <text:p text:style-name="P1">La connexion sera obligatoire pour l'utilisation de l'application, L'utilisateur sera donc invité a se connecter. La connexion utilisera la protection ssl. La clé va être généré à l'aide d'OpenSSL, nous allons nous même certifier la clé. </text:p>
      <text:p text:style-name="P1"/>
      <text:h text:style-name="P6" text:outline-level="2">2.3) Paramétrage du compte (B2)</text:h>
      <text:p text:style-name="P1"/>
      <text:p text:style-name="P1">L'utilisateur aura la possibilité de gérer ses paramètres, qui seront stockés en base de données. L'utilisateur pourra aussi ajouter des comptes de partage (drop box, Google Drive, …). Nous utiliserons les API des différents acteurs du secteur. Il pourra administrer ses différents projets dont les paramètres seront stockés en base. <text:s/></text:p>
      <text:p text:style-name="P1"/>
      <text:h text:style-name="P6" text:outline-level="2">2.4) Création de projet (B3)</text:h>
      <text:p text:style-name="P1"/>
      <text:p text:style-name="P2">L'utilisateur aura la possibilité de créer des projets. un projet est représenté par un dossier dans lequel est stocké les différents fichiers nécessaire au projet( présentation au format .md, images). Lors de la création d'un projet, l'utilisateur pourra paramétrer celui-ci. Ces données paramètres vont être stocké en base, qu'il pourra modifier à loisir. </text:p>
      <text:p text:style-name="P1"/>
      <text:h text:style-name="P6" text:outline-level="2">2.5) Espace de travail (B4)</text:h>
      <text:p text:style-name="P1"/>
      <text:p text:style-name="P4">Pour l'éditeur de texte on va utiliser la librairie ACE, un éditeur de texte incluant la coloration syntaxique, permettant de saisir le code markdown. Quant a l'affichage de la présentation on va utiliser la librairie reveal.js qui permet de transformer le code markdown en html. Pour la sauvegarde du fichier sur le serveur les données seront envoyé au serveur à l'aide d'ajax.</text:p>
      <text:p text:style-name="P1"/>
      <text:p text:style-name="P1"/>
      <text:p text:style-name="P1"/>
      <text:p text:style-name="P1"/>
      <text:p text:style-name="P1"/>
      <text:h text:style-name="P6" text:outline-level="2"><text:soft-page-break/>2.6) Mode hors ligne (B5)</text:h>
      <text:p text:style-name="P1"/>
      <text:p text:style-name="P1">La sauvegarde du projet en mode hors ligne se fait en utilisant la technologie du Web Storage<text:span text:style-name="Strong_20_Emphasis"><text:span text:style-name="T1"> </text:span></text:span><text:s/>qui permet le stockage de données dans le navigateur. </text:p>
      <text:p text:style-name="P1"/>
      <text:h text:style-name="P6" text:outline-level="2">2.7) Publication (B6)</text:h>
      <text:p text:style-name="P1"/>
      <text:p text:style-name="P1">Le moteur de recherche indexera les publications à la condition que l'utilisateur l'ait autorisé. L'utilisateur devra cocher une checkbox s'il souhaite que la publication soit indexé.</text:p>
      <text:p text:style-name="P1"/>
      <text:h text:style-name="P6" text:outline-level="2">2.8) Gestionnaire de fichier (B7)</text:h>
      <text:p text:style-name="P1"/>
      <text:p text:style-name="P1">Pour le gestionnaire de fichier on va utiliser le module <text:span text:style-name="T3">FS</text:span>, de node.js qui permet d’interagir avec le système de fichier du serveur et <text:s/>AJAX pour l'affichage sur le navigateur, <text:span text:style-name="T3">la base de données stockera les chemins aux fichiers ce qui permettra d'avoir un système de fichiers relativement simple</text:span>.</text:p>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Arial, Tahoma, sans-serif"/>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KaitiM GB"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meta:initial-creator>
    <meta:creation-date>2014-01-09T10:58:17</meta:creation-date>
    <dc:date>2014-01-16T10:08:55.501816000</dc:date>
    <meta:editing-duration>PT5H43M20S</meta:editing-duration>
    <meta:editing-cycles>12</meta:editing-cycles>
    <meta:generator>LibreOffice/4.1.4.2$MacOSX_x86 LibreOffice_project/0a0440ccc0227ad9829de5f46be37cfb6edcf72</meta:generator>
    <meta:document-statistic meta:table-count="0" meta:image-count="0" meta:object-count="0" meta:page-count="2" meta:paragraph-count="17" meta:word-count="408" meta:character-count="2593" meta:non-whitespace-character-count="2191"/>
  </office:meta>
</office:document-meta>
</file>